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rsid="0039367e" officeooo:paragraph-rsid="0039367e"/>
    </style:style>
    <style:style style:name="P2" style:family="paragraph" style:parent-style-name="_5f_text">
      <style:text-properties officeooo:paragraph-rsid="0039697b"/>
    </style:style>
    <style:style style:name="P3" style:family="paragraph" style:parent-style-name="_5f_text" style:list-style-name="L1"/>
    <style:style style:name="P4" style:family="paragraph" style:parent-style-name="_5f_text">
      <style:text-properties officeooo:rsid="0039367e" officeooo:paragraph-rsid="0039367e"/>
    </style:style>
    <style:style style:name="P5" style:family="paragraph" style:parent-style-name="_5f_text">
      <style:text-properties officeooo:rsid="003c1a47" officeooo:paragraph-rsid="003c1a47"/>
    </style:style>
    <style:style style:name="T1" style:family="text">
      <style:text-properties style:font-name="Calibri Light" fo:font-size="10pt" fo:font-weight="250" officeooo:rsid="0039367e"/>
    </style:style>
    <style:style style:name="T2" style:family="text">
      <style:text-properties style:font-name="Calibri Light" fo:font-size="10pt" fo:language="en" fo:country="US" fo:font-weight="250" officeooo:rsid="0039367e"/>
    </style:style>
    <style:style style:name="T3" style:family="text">
      <style:text-properties style:font-name="Calibri Light" fo:font-size="10pt" fo:language="ru" fo:country="RU" fo:font-weight="250" officeooo:rsid="0039697b"/>
    </style:style>
    <style:style style:name="T4" style:family="text">
      <style:text-properties style:font-name="Calibri Light" fo:font-size="10pt" fo:language="ru" fo:country="RU" fo:font-weight="250" officeooo:rsid="0039367e"/>
    </style:style>
    <style:style style:name="T5" style:family="text">
      <style:text-properties officeooo:rsid="003936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text">https://medium.com/@divermak/%D0%B2%D1%81%D0%B5-%D1%84%D1%83%D0%BD%D0%B4%D0%B0%D0%BC%D0%B5%D0%BD%D1%82%D0%B0%D0%BB%D1%8C%D0%BD%D1%8B%D0%B5-%D0%BF%D1%80%D0%B8%D0%BD%D1%86%D0%B8%D0%BF%D1%8B-react-js-%D1%81%D0%BE%D0%B1%D1%80%D0%B0%D0%BD%D0%BD%D1%8B%D0%B5-%D0%B2-%D0%BE%D0%B4%D0%BD%D0%BE%D0%B9-%D1%81%D1%82%D0%B0%D1%82%D1%8C%D0%B5-ec6a97bfd1bf#:~:text=%D0%9F%D1%80%D0%B8%D0%BD%D1%86%D0%B8%D0%BF%20%E2%84%96%201%3A%20%D0%9A%D0%BE%D0%BC%D0%BF%D0%BE%D0%BD%D0%B5%D0%BD%D1%82%D1%8B%20%E2%80%94%20%D1%81%D0%B0%D0%BC%D0%B0%D1%8F%20%D0%B2%D0%B0%D0%B6%D0%BD%D0%B0%D1%8F%20%D1%87%D0%B0%D1%81%D1%82%D1%8C%20React&amp;text=%D0%92%D1%8B%20%D0%BE%D0%BF%D1%80%D0%B5%D0%B4%D0%B5%D0%BB%D1%8F%D0%B5%D1%82%D0%B5%20%D0%BD%D0%B5%D0%B1%D0%BE%D0%BB%D1%8C%D1%88%D0%B8%D0%B5%20%D0%BA%D0%BE%D0%BC%D0%BF%D0%BE%D0%BD%D0%B5%D0%BD%D1%82%D1%8B%2C%20%D0%B8,%D0%BF%D0%BE%D0%B2%D1%82%D0%BE%D1%80%D0%BD%D0%BE%2C%20%D0%B4%D0%B0%D0%B6%D0%B5%20%D0%B2%20%D1%80%D0%B0%D0%B7%D0%BD%D1%8B%D1%85%20%D0%BF%D1%80%D0%BE%D0%B5%D0%BA%D1%82%D0%B0%D1%85.&amp;text=%D0%A4%D0%B8%D0%B3%D1%83%D1%80%D0%BD%D1%8B%D0%B5%20%D1%81%D0%BA%D0%BE%D0%B1%D0%BA%D0%B8%2C%20%D0%B8%D1%81%D0%BF%D0%BE%D0%BB%D1%8C%D0%B7%D1%83%D0%B5%D0%BC%D1%8B%D0%B5%20%D0%B4%D0%BB%D1%8F%20%D0%BC%D0%B5%D1%82%D0%BA%D0%B8%20%D0%BA%D0%BD%D0%BE%D0%BF%D0%BA%D0%B8%20%D0%B1%D1%83%D0%B4%D1%83%D1%82%20%D0%BE%D0%B1%D1%8A%D1%8F%D1%81%D0%BD%D0%B5%D0%BD%D1%8B%20%D0%BD%D0%B8%D0%B6%D0%B5.</text:p>
      <text:p text:style-name="_5f_heading_5f_4">Принцип № 1: Компоненты — самая важная часть React</text:p>
      <text:p text:style-name="_5f_text">React разработан вокруг концепции многоразовых компонентов. Вы определяете небольшие компоненты, и объединяете их, чтобы сформировать более крупные компоненты.</text:p>
      <text:p text:style-name="_5f_text">Все компоненты, маленькие или большие, могут использоваться повторно, даже в разных проектах.</text:p>
      <text:p text:style-name="_5f_text">Компонент React — в его простейшей форме — это обычная функция JavaScript:</text:p>
      <text:p text:style-name="_5f_code">// Пример 1</text:p>
      <text:p text:style-name="_5f_code">// https://jscomplete.com/repl?j=Sy3QAdKHW</text:p>
      <text:p text:style-name="_5f_code">function Button (props) {</text:p>
      <text:p text:style-name="_5f_code"><text:s text:c="2"/>// Возвращает DOM элемент. Например:</text:p>
      <text:p text:style-name="_5f_code"><text:s text:c="2"/>return &lt;button type="submit"&gt;{props.label}&lt;/button&gt;;</text:p>
      <text:p text:style-name="_5f_code">}</text:p>
      <text:p text:style-name="_5f_code">// Отрисовываем компонент Button в браузере</text:p>
      <text:p text:style-name="_5f_code">ReactDOM.render(&lt;Button label="Save" /&gt;, mountNode)</text:p>
      <text:p text:style-name="_5f_text">Фигурные скобки, используемые для метки кнопки будут объяснены ниже. Сейчас о них не стоит беспокоиться. ReactDOM также будет объяснен позже.</text:p>
      <text:p text:style-name="_5f_text">Второй аргумент для ReactDOM.render — это элемент DOM, который React собирается захватить и контролировать. В jsComplete REPL вы для этого просто можете использовать специальную переменную mountNode.</text:p>
      <text:p text:style-name="_5f_text">Обратите внимание на пример 1:</text:p>
      <text:list xml:id="list1671845303" text:style-name="L1">
        <text:list-item>
          <text:p text:style-name="P3">Название компонента начинается с заглавной буквы. Это необходимо, так как мы будем иметь дело с сочетанием элементов HTML и элементов React. Названия в нижнем регистре зарезервированы для элементов HTML. На самом деле, попробуйте назвать компонент React просто «button». ReactDOM проигнорирует функцию и отобразит обычную пустую кнопку HTML.</text:p>
        </text:list-item>
        <text:list-item>
          <text:p text:style-name="P3">Каждый компонент получает список атрибутов, как и HTML-элементы. В React этот список называется props. С функциональным компонентом вы можете назвать этот список как угодно.</text:p>
        </text:list-item>
        <text:list-item>
          <text:p text:style-name="P3">Функция render принимает что-то, что выглядит как HTML, но при этом помещено в JavaScript. Это не JavaScript и не HTML, и это даже не React.js. Но при этом это что-то настолько популярно, что стало стандартным в приложениях React. Это называется JSX, и это расширение JavaScript. Попробуйте вернуть любой другой элемент HTML внутри указанной выше функции и убедитесь в их поддержке (например, верните элемент ввода текста input).</text:p>
        </text:list-item>
      </text:list>
      <text:p text:style-name="_5f_heading_5f_4">Принцип № 2: Что такое JSX (What the flux is JSX)?</text:p>
      <text:p text:style-name="_5f_text">Пример 1 может быть записан в чистом React.js без JSX следующим образом:</text:p>
      <text:p text:style-name="_5f_code">// Пример 2 - React компонент без JSX</text:p>
      <text:p text:style-name="_5f_code">// https://jscomplete.com/repl?j=HyiEwoYB-</text:p>
      <text:p text:style-name="_5f_code"><text:soft-page-break/>function Button (props) {</text:p>
      <text:p text:style-name="_5f_code"><text:s text:c="2"/>return React.createElement(</text:p>
      <text:p text:style-name="_5f_code"><text:s text:c="4"/>"button",</text:p>
      <text:p text:style-name="_5f_code"><text:s text:c="4"/>{ type: "submit" },</text:p>
      <text:p text:style-name="_5f_code"><text:s text:c="4"/>props.label</text:p>
      <text:p text:style-name="_5f_code"><text:s text:c="2"/>);</text:p>
      <text:p text:style-name="_5f_code">}</text:p>
      <text:p text:style-name="_5f_code">// Чтобы использовать Button вы должны написать что-то наподобие</text:p>
      <text:p text:style-name="_5f_code">// этого:</text:p>
      <text:p text:style-name="_5f_code">ReactDOM.render(</text:p>
      <text:p text:style-name="_5f_code"><text:s text:c="2"/>React.createElement(Button, { label: "Save" }),</text:p>
      <text:p text:style-name="_5f_code"><text:s text:c="2"/>mountNode</text:p>
      <text:p text:style-name="_5f_code">);</text:p>
      <text:p text:style-name="_5f_text">Функция <text:span text:style-name="_5f_bold">createElement</text:span> является основной функцией верхнего уровня в React API. Это 1 из 7 функций на этом уровне, которые вам нужно изучить.</text:p>
      <text:p text:style-name="_5f_code">React.createElement(type, [props], [...children])</text:p>
      <text:p text:style-name="_5f_text">Создаёт и возвращает новый React-элемент определённого типа. Аргументом type может быть строка, содержащая имя тега (например, 'div' или 'span'), React-компонент (класс или функция) или React-фрагмент.</text:p>
      <text:p text:style-name="_5f_code">&lt;React.Fragment&gt;</text:p>
      <text:p text:style-name="_5f_code"><text:s text:c="6"/>Какой-то текст.</text:p>
      <text:p text:style-name="_5f_code"><text:s text:c="6"/>&lt;h2&gt;Заголовок&lt;/h2&gt;</text:p>
      <text:p text:style-name="_5f_code"><text:s text:c="4"/>&lt;/React.Fragment&gt;</text:p>
      <text:p text:style-name="P1">Здесь важно понять как работает функция:</text:p>
      <text:p text:style-name="_5f_code">ReactDOM.render(element, container[, callback])</text:p>
      <text:p text:style-name="P2">element — <text:span text:style-name="T5">это React-элемент. Из него создается DOM-элемент, который помещается в </text:span>container. <text:span text:style-name="T1">При этом сам контейнер не трогается, но содержимое его заменяется на</text:span><text:span text:style-name="T2"> DOM-элемент. </text:span><text:span text:style-name="T3">Он может быть как переменной типа <text:s/></text:span><text:span text:style-name="T4">React-элемент, </text:span><text:span text:style-name="T3">так и литералом типа </text:span></text:p>
      <text:p text:style-name="P1"><text:s/></text:p>
      <text:p text:style-name="_5f_text">Подобно тому, как сам DOM содержит функцию document.createElement для создания элемента, с указанным именем тега, функция React createElement представляет собой функцию более высокого уровня, которая может делать то, что делает document.createElement, но при этом эта функция также может быть использована для создания элемента для представления компонента React.</text:p>
      <text:p text:style-name="_5f_text">В отличие от <text:span text:style-name="_5f_bold">document.createElement</text:span>, <text:span text:style-name="_5f_bold">createElement</text:span> <text:span text:style-name="_5f_bold">React</text:span> принимает неограниченное количество аргументов после второго аргумента, для представления дочерних элементов создаваемого элемента. Таким образом <text:span text:style-name="_5f_bold">createElement</text:span> фактически создает дерево:</text:p>
      <text:p text:style-name="_5f_code">// Пример 3 - React's createElement API</text:p>
      <text:p text:style-name="_5f_code">// https://jscomplete.com/repl?j=r1GNoiFBb</text:p>
      <text:p text:style-name="_5f_code">const InputForm = React.createElement(</text:p>
      <text:p text:style-name="_5f_code"><text:s text:c="2"/>"form",</text:p>
      <text:p text:style-name="_5f_code"><text:s text:c="2"/>{ target: "_blank", action: "https://google.com/search" },</text:p>
      <text:p text:style-name="_5f_code"><text:s text:c="4"/>React.createElement("div", null, "Enter input and click Search"),</text:p>
      <text:p text:style-name="_5f_code"><text:s text:c="4"/>React.createElement("input", { className: "big-input" }),</text:p>
      <text:p text:style-name="_5f_code"><text:s text:c="4"/>React.createElement(Button, { label: "Search" })</text:p>
      <text:p text:style-name="_5f_code">);</text:p>
      <text:p text:style-name="_5f_code">// InputForm использует компонент Button, поэтому мы должны определить его:</text:p>
      <text:p text:style-name="_5f_code">function Button (props) {</text:p>
      <text:p text:style-name="_5f_code"><text:s text:c="2"/>return React.createElement(</text:p>
      <text:p text:style-name="_5f_code"><text:s text:c="4"/>"button",</text:p>
      <text:p text:style-name="_5f_code"><text:s text:c="4"/>{ type: "submit" },</text:p>
      <text:p text:style-name="_5f_code"><text:s text:c="4"/>props.label</text:p>
      <text:p text:style-name="_5f_code"><text:s text:c="2"/>);</text:p>
      <text:p text:style-name="_5f_code">}</text:p>
      <text:p text:style-name="_5f_code">// После этого мы можем использовать InputForm для передачи в функцию render</text:p>
      <text:p text:style-name="_5f_code">ReactDOM.render(InputForm, mountNode);</text:p>
      <text:p text:style-name="_5f_text">Обратите внимание на пример 3:</text:p>
      <text:p text:style-name="_5f_text"><text:span text:style-name="_5f_bold">InputForm</text:span> не является компонентом <text:span text:style-name="_5f_bold">React</text:span>. Это всего лишь элемент <text:span text:style-name="_5f_bold">React</text:span>. Вот почему мы использовали <text:span text:style-name="_5f_bold">InputForm</text:span>, а не &lt;<text:span text:style-name="_5f_bold">InputForm</text:span> /&gt; в вызове <text:span text:style-name="_5f_bold">ReactDOM.render</text:span>.</text:p>
      <text:p text:style-name="_5f_text">В функцию <text:span text:style-name="_5f_bold">React.createElement</text:span> было передано еще несколько аргументов после первых двух. Её список <text:soft-page-break/>аргументов, начиная с третьего, содержит список дочерних элементов для создаваемого элемента.</text:p>
      <text:p text:style-name="_5f_text">Нам удалось вложить вызовы React.createElement, потому что это все JavaScript.</text:p>
      <text:p text:style-name="_5f_text">Второй аргумент React.createElement может быть null или пустым объектом, если для элемента не нужны атрибуты или свойства.</text:p>
      <text:p text:style-name="_5f_text">Мы можем смешивать HTML-элемент с компонентами React. Вы можете думать о элементах HTML как о встроенных компонентах React.</text:p>
      <text:p text:style-name="_5f_text">React API пытается быть как можно ближе к DOM API, поэтому мы используем className вместо класса для элемента ввода. В тайне мы все хотим, чтобы API React стал частью самого DOM API. Потому что, как вы знаете, это намного лучше.</text:p>
      <text:p text:style-name="_5f_text">Код выше — это то, что браузер понимает, когда вы подключаете библиотеку React. Браузер не работает с JSX. Тем не менее, мы, люди, хотим видеть и работать с HTML вместо этих вызовов createElement (представьте себе создание веб-сайта с помощью только document.createElement). Вот почему был создан JSX. Вместо того, чтобы написать форму выше вызывая React.createElement, мы можем написать ее используя синтаксис, очень похожий на HTML:</text:p>
      <text:p text:style-name="_5f_text"/>
      <text:p text:style-name="_5f_heading_5f_4">Принцип № 3: Вы можете использовать выражения JavaScript в любом месте JSX</text:p>
      <text:p text:style-name="_5f_text">Внутри секции JSX вы можете использовать любое выражение JavaScript в паре фигурных скобок.</text:p>
      <text:p text:style-name="_5f_code">// Пример 5 - Использование выражений JavaScript в JSX</text:p>
      <text:p text:style-name="_5f_code">// https://jscomplete.com/repl?j=SkNN3oYSW</text:p>
      <text:p text:style-name="_5f_code">const RandomValue = () =&gt; </text:p>
      <text:p text:style-name="_5f_code"><text:s text:c="2"/>&lt;div&gt;</text:p>
      <text:p text:style-name="_5f_code"><text:s text:c="4"/>{ Math.floor(Math.random() * 100) }</text:p>
      <text:p text:style-name="_5f_code"><text:s text:c="2"/>&lt;/div&gt;;</text:p>
      <text:p text:style-name="_5f_code">// Отрисовываем компонент:</text:p>
      <text:p text:style-name="_5f_code">ReactDOM.render(&lt;RandomValue /&gt;, mountNode);</text:p>
      <text:p text:style-name="_5f_text">Любое выражение JavaScript может быть помещено внутрь этих фигурных скобок. Это эквивалентно синтаксису интерполяции ${} в шаблонах JavaScript.</text:p>
      <text:p text:style-name="_5f_text"/>
      <text:p text:style-name="P5">И т.д.</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1"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 fo:font-family="'Calibri Light'" style:font-style-name="Обычный" style:font-family-generic="swiss" style:font-pitch="variable" fo:font-size="10pt" fo:language="none" fo:country="none" fo:font-weight="25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01T10:17:51.715000000</dc:date>
    <meta:editing-duration>PT3H23M59S</meta:editing-duration>
    <meta:editing-cycles>27</meta:editing-cycles>
    <meta:generator>LibreOffice/7.0.2.2$Windows_X86_64 LibreOffice_project/8349ace3c3162073abd90d81fd06dcfb6b36b994</meta:generator>
    <meta:document-statistic meta:table-count="0" meta:image-count="0" meta:object-count="0" meta:page-count="3" meta:paragraph-count="88" meta:word-count="852" meta:character-count="7797" meta:non-whitespace-character-count="6945"/>
  </office:meta>
</office:document-meta>
</file>